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dc230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11">
          <draw:rect draw:style-name="gr1" draw:text-style-name="P2" draw:id="id3" draw:layer="layout" svg:width="5.25cm" svg:height="2.75cm" svg:x="17.75cm" svg:y="1cm">
            <text:p text:style-name="P1"><text:span text:style-name="T1">mi.app.main</text:span></text:p>
          </draw:rect>
          <draw:rect draw:style-name="gr2" draw:text-style-name="P3" draw:layer="layout" svg:width="4.25cm" svg:height="1cm" svg:x="18.25cm" svg:y="2.25cm">
            <text:p text:style-name="P1"><text:span text:style-name="T1">mi.app.main</text:span></text:p>
          </draw:rect>
        </draw:g>
        <draw:g>
          <draw:rect draw:style-name="gr1" draw:text-style-name="P2" draw:id="id4" draw:layer="layout" svg:width="5.25cm" svg:height="2.75cm" svg:x="6.5cm" svg:y="6.25cm">
            <text:p text:style-name="P1"><text:span text:style-name="T1">mi.contact</text:span></text:p>
          </draw:rect>
          <draw:rect draw:style-name="gr2" draw:text-style-name="P3" draw:layer="layout" svg:width="4.25cm" svg:height="1cm" svg:x="7cm" svg:y="7.5cm">
            <text:p text:style-name="P1"><text:span text:style-name="T1">mi.contact.model</text:span></text:p>
          </draw:rect>
        </draw:g>
        <draw:rect draw:style-name="gr1" draw:text-style-name="P2" draw:id="id1" draw:layer="layout" svg:width="5.25cm" svg:height="22cm" svg:x="1cm" svg:y="6.25cm">
          <text:p text:style-name="P1"><text:span text:style-name="T1">mi.core</text:span></text:p>
        </draw:rect>
        <draw:rect draw:style-name="gr2" draw:text-style-name="P3" draw:layer="layout" svg:width="4.25cm" svg:height="1cm" svg:x="1.5cm" svg:y="16.75cm">
          <text:p text:style-name="P1"><text:span text:style-name="T1">i18n</text:span></text:p>
        </draw:rect>
        <draw:rect draw:style-name="gr2" draw:text-style-name="P3" draw:layer="layout" svg:width="4.25cm" svg:height="1cm" svg:x="1.5cm" svg:y="22cm">
          <text:p text:style-name="P1"><text:span text:style-name="T1">messeinfo</text:span></text:p>
        </draw:rect>
        <draw:rect draw:style-name="gr2" draw:text-style-name="P3" draw:layer="layout" svg:width="4.25cm" svg:height="1cm" svg:x="1.5cm" svg:y="23.25cm">
          <text:p text:style-name="P1"><text:span text:style-name="T1">mi.core.error</text:span></text:p>
        </draw:rect>
        <draw:rect draw:style-name="gr2" draw:text-style-name="P3" draw:layer="layout" svg:width="4.25cm" svg:height="1cm" svg:x="1.5cm" svg:y="25.75cm">
          <text:p text:style-name="P1"><text:span text:style-name="T1">mi.core.ui</text:span></text:p>
        </draw:rect>
        <draw:rect draw:style-name="gr2" draw:text-style-name="P3" draw:layer="layout" svg:width="4.25cm" svg:height="1cm" svg:x="1.5cm" svg:y="24.5cm">
          <text:p text:style-name="P1"><text:span text:style-name="T1">mi.core.model</text:span></text:p>
        </draw:rect>
        <draw:rect draw:style-name="gr2" draw:text-style-name="P3" draw:layer="layout" svg:width="4.25cm" svg:height="1cm" svg:x="1.5cm" svg:y="18cm">
          <text:p text:style-name="P1"><text:span text:style-name="T1">report</text:span></text:p>
        </draw:rect>
        <draw:rect draw:style-name="gr2" draw:text-style-name="P3" draw:layer="layout" svg:width="4.25cm" svg:height="1cm" svg:x="1.5cm" svg:y="20.5cm">
          <text:p text:style-name="P1"><text:span text:style-name="T1">util.rcp</text:span></text:p>
        </draw:rect>
        <draw:rect draw:style-name="gr2" draw:text-style-name="P3" draw:layer="layout" svg:width="4.25cm" svg:height="1cm" svg:x="1.5cm" svg:y="19.25cm">
          <text:p text:style-name="P1"><text:span text:style-name="T1">util</text:span></text:p>
        </draw:rect>
        <draw:rect draw:style-name="gr2" draw:text-style-name="P3" draw:layer="layout" svg:width="4.25cm" svg:height="1cm" svg:x="1.5cm" svg:y="7.75cm">
          <text:p text:style-name="P1"><text:span text:style-name="T1">com.sybase.jdbc</text:span></text:p>
        </draw:rect>
        <draw:rect draw:style-name="gr2" draw:text-style-name="P3" draw:layer="layout" svg:width="4.25cm" svg:height="1cm" svg:x="1.5cm" svg:y="9cm">
          <text:p text:style-name="P1"><text:span text:style-name="T1">org.apache.*</text:span></text:p>
        </draw:rect>
        <draw:rect draw:style-name="gr2" draw:text-style-name="P3" draw:layer="layout" svg:width="4.25cm" svg:height="1cm" svg:x="1.5cm" svg:y="10.25cm">
          <text:p text:style-name="P1"><text:span text:style-name="T1">org.codehaus.groovy</text:span></text:p>
        </draw:rect>
        <draw:rect draw:style-name="gr2" draw:text-style-name="P3" draw:layer="layout" svg:width="4.25cm" svg:height="1cm" svg:x="1.5cm" svg:y="14cm">
          <text:p text:style-name="P1"><text:span text:style-name="T1">org.openoffice</text:span></text:p>
        </draw:rect>
        <draw:rect draw:style-name="gr2" draw:text-style-name="P3" draw:layer="layout" svg:width="4.25cm" svg:height="1cm" svg:x="1.5cm" svg:y="12.75cm">
          <text:p text:style-name="P1"><text:span text:style-name="T1">org.jdom</text:span></text:p>
        </draw:rect>
        <draw:rect draw:style-name="gr2" draw:text-style-name="P3" draw:layer="layout" svg:width="4.25cm" svg:height="1cm" svg:x="1.5cm" svg:y="11.5cm">
          <text:p text:style-name="P1"><text:span text:style-name="T1">org.jboss</text:span></text:p>
        </draw:rect>
        <draw:connector draw:style-name="gr3" draw:text-style-name="P4" draw:layer="layout" draw:line-skew="0cm 0cm -0.25cm" svg:x1="3.625cm" svg:y1="28.25cm" svg:x2="12.375cm" svg:y2="24.7cm" draw:start-shape="id1" draw:start-glue-point="2" draw:end-shape="id2" draw:end-glue-point="0" svg:d="m3625 28250v500h4375v-4800h4375v750">
          <text:p/>
        </draw:connector>
        <draw:connector draw:style-name="gr3" draw:text-style-name="P4" draw:layer="layout" svg:x1="20.375cm" svg:y1="3.75cm" svg:x2="9.125cm" svg:y2="6.25cm" draw:start-shape="id3" draw:start-glue-point="2" draw:end-shape="id4" draw:end-glue-point="0" svg:d="m20375 3750v1250h-11250v1250">
          <text:p/>
        </draw:connector>
        <draw:connector draw:style-name="gr3" draw:text-style-name="P4" draw:layer="layout" svg:x1="20.375cm" svg:y1="3.75cm" svg:x2="3.625cm" svg:y2="6.25cm" draw:start-shape="id3" draw:start-glue-point="2" draw:end-shape="id1" draw:end-glue-point="0" svg:d="m20375 3750v1250h-16750v1250">
          <text:p/>
        </draw:connector>
        <draw:g>
          <draw:rect draw:style-name="gr1" draw:text-style-name="P2" draw:id="id2" draw:layer="layout" svg:width="5.25cm" svg:height="4cm" svg:x="9.75cm" svg:y="24.7cm">
            <text:p text:style-name="P1"><text:span text:style-name="T1">eclipse</text:span></text:p>
          </draw:rect>
          <draw:rect draw:style-name="gr2" draw:text-style-name="P3" draw:layer="layout" svg:width="4.25cm" svg:height="1cm" svg:x="10.25cm" svg:y="25.95cm">
            <text:p text:style-name="P1"><text:span text:style-name="T1">com.ibm.icu</text:span></text:p>
          </draw:rect>
          <draw:rect draw:style-name="gr2" draw:text-style-name="P3" draw:layer="layout" svg:width="4.25cm" svg:height="1cm" svg:x="10.25cm" svg:y="27.2cm">
            <text:p text:style-name="P1"><text:span text:style-name="T1">org.eclipse.*</text:span></text:p>
          </draw:rect>
        </draw:g>
        <draw:g>
          <draw:rect draw:style-name="gr1" draw:text-style-name="P2" draw:id="id5" draw:layer="layout" svg:width="5.25cm" svg:height="2.75cm" svg:x="17.75cm" svg:y="6.25cm">
            <text:p text:style-name="P1"><text:span text:style-name="T1">mi.event</text:span></text:p>
          </draw:rect>
          <draw:rect draw:style-name="gr2" draw:text-style-name="P3" draw:layer="layout" svg:width="4.25cm" svg:height="1cm" svg:x="18.25cm" svg:y="7.5cm">
            <text:p text:style-name="P1"><text:span text:style-name="T1">mi.event.model</text:span></text:p>
          </draw:rect>
        </draw:g>
        <draw:g>
          <draw:rect draw:style-name="gr1" draw:text-style-name="P2" draw:id="id6" draw:layer="layout" svg:width="5cm" svg:height="2.75cm" svg:x="12.25cm" svg:y="6.25cm">
            <text:p text:style-name="P1"><text:span text:style-name="T1">mi.invoice</text:span></text:p>
          </draw:rect>
          <draw:rect draw:style-name="gr2" draw:text-style-name="P3" draw:layer="layout" svg:width="4.25cm" svg:height="1cm" svg:x="12.75cm" svg:y="7.5cm">
            <text:p text:style-name="P1"><text:span text:style-name="T1">mi.invoice.model</text:span></text:p>
          </draw:rect>
        </draw:g>
        <draw:g>
          <draw:rect draw:style-name="gr1" draw:text-style-name="P2" draw:id="id7" draw:layer="layout" svg:width="5.25cm" svg:height="2.75cm" svg:x="35cm" svg:y="6.25cm">
            <text:p text:style-name="P1"><text:span text:style-name="T1">mi.masterdata</text:span></text:p>
          </draw:rect>
          <draw:rect draw:style-name="gr2" draw:text-style-name="P3" draw:layer="layout" svg:width="4.25cm" svg:height="1cm" svg:x="35.5cm" svg:y="7.5cm">
            <text:p text:style-name="P1"><text:span text:style-name="T1">mi.masterdata.ui</text:span></text:p>
          </draw:rect>
        </draw:g>
        <draw:g>
          <draw:rect draw:style-name="gr1" draw:text-style-name="P2" draw:id="id8" draw:layer="layout" svg:width="5.25cm" svg:height="2.75cm" svg:x="23.5cm" svg:y="6.25cm">
            <text:p text:style-name="P1"><text:span text:style-name="T1">mi.partcipant</text:span></text:p>
          </draw:rect>
          <draw:rect draw:style-name="gr2" draw:text-style-name="P3" draw:layer="layout" svg:width="4.25cm" svg:height="1cm" svg:x="24cm" svg:y="7.5cm">
            <text:p text:style-name="P1"><text:span text:style-name="T1">mi.participant.ui</text:span></text:p>
          </draw:rect>
        </draw:g>
        <draw:g draw:id="id10">
          <draw:rect draw:style-name="gr1" draw:text-style-name="P2" draw:id="id9" draw:layer="layout" svg:width="6cm" svg:height="9.25cm" svg:x="40.75cm" svg:y="6.25cm">
            <text:p text:style-name="P1"><text:span text:style-name="T1">mi.reporting</text:span></text:p>
          </draw:rect>
          <draw:rect draw:style-name="gr2" draw:text-style-name="P3" draw:layer="layout" svg:width="5cm" svg:height="1cm" svg:x="41.25cm" svg:y="10.25cm">
            <text:p text:style-name="P1"><text:span text:style-name="T1">mi.reporting.event.ui</text:span></text:p>
          </draw:rect>
          <draw:rect draw:style-name="gr2" draw:text-style-name="P3" draw:layer="layout" svg:width="5cm" svg:height="1cm" svg:x="41.25cm" svg:y="7.75cm">
            <text:p text:style-name="P1"><text:span text:style-name="T1">mi.reporting.model</text:span></text:p>
          </draw:rect>
          <draw:rect draw:style-name="gr2" draw:text-style-name="P3" draw:layer="layout" svg:width="5cm" svg:height="1cm" svg:x="41.25cm" svg:y="12.75cm">
            <text:p text:style-name="P1"><text:span text:style-name="T1">mi.reporting.invoice.ui</text:span></text:p>
          </draw:rect>
          <draw:rect draw:style-name="gr2" draw:text-style-name="P3" draw:layer="layout" svg:width="5cm" svg:height="1cm" svg:x="41.25cm" svg:y="11.5cm">
            <text:p text:style-name="P1"><text:span text:style-name="T1">mi.reporting.hotel.ui</text:span></text:p>
          </draw:rect>
          <draw:rect draw:style-name="gr2" draw:text-style-name="P3" draw:layer="layout" svg:width="5cm" svg:height="1cm" svg:x="41.25cm" svg:y="14cm">
            <text:p text:style-name="P1"><text:span text:style-name="T1">mi.reporting.participant.ui</text:span></text:p>
          </draw:rect>
          <draw:rect draw:style-name="gr2" draw:text-style-name="P3" draw:layer="layout" svg:width="5cm" svg:height="1cm" svg:x="41.25cm" svg:y="9cm">
            <text:p text:style-name="P1"><text:span text:style-name="T1">mi.reporting.ui</text:span></text:p>
          </draw:rect>
        </draw:g>
        <draw:connector draw:style-name="gr3" draw:text-style-name="P4" draw:layer="layout" svg:x1="20.375cm" svg:y1="3.75cm" svg:x2="20.375cm" svg:y2="6.25cm" draw:start-shape="id3" draw:start-glue-point="2" draw:end-shape="id5" svg:d="m20375 3750v2500">
          <text:p/>
        </draw:connector>
        <draw:connector draw:style-name="gr3" draw:text-style-name="P4" draw:layer="layout" svg:x1="20.375cm" svg:y1="3.75cm" svg:x2="14.75cm" svg:y2="6.25cm" draw:start-shape="id3" draw:start-glue-point="2" draw:end-shape="id6" draw:end-glue-point="0" svg:d="m20375 3750v1250h-5625v1250">
          <text:p/>
        </draw:connector>
        <draw:connector draw:style-name="gr3" draw:text-style-name="P4" draw:layer="layout" svg:x1="20.375cm" svg:y1="3.75cm" svg:x2="37.625cm" svg:y2="6.25cm" draw:start-shape="id3" draw:start-glue-point="2" draw:end-shape="id7" draw:end-glue-point="0" svg:d="m20375 3750v1250h17250v1250">
          <text:p/>
        </draw:connector>
        <draw:connector draw:style-name="gr3" draw:text-style-name="P4" draw:layer="layout" svg:x1="20.375cm" svg:y1="3.75cm" svg:x2="26.125cm" svg:y2="6.25cm" draw:start-shape="id3" draw:start-glue-point="2" draw:end-shape="id8" draw:end-glue-point="0" svg:d="m20375 3750v1250h5750v1250">
          <text:p/>
        </draw:connector>
        <draw:connector draw:style-name="gr3" draw:text-style-name="P4" draw:layer="layout" svg:x1="20.375cm" svg:y1="3.75cm" svg:x2="43.75cm" svg:y2="6.25cm" draw:start-shape="id3" draw:start-glue-point="2" draw:end-shape="id9" svg:d="m20375 3750v1250h23375v1250">
          <text:p/>
        </draw:connector>
        <draw:connector draw:style-name="gr4" draw:text-style-name="P4" draw:layer="layout" svg:x1="43.75cm" svg:y1="15.5cm" svg:x2="26.125cm" svg:y2="9cm" draw:start-shape="id9" draw:start-glue-point="2" draw:end-shape="id8" draw:end-glue-point="2" svg:d="m43750 15500v500h-17625v-7000">
          <text:p/>
        </draw:connector>
        <draw:connector draw:style-name="gr4" draw:text-style-name="P4" draw:layer="layout" svg:x1="43.75cm" svg:y1="15.5cm" svg:x2="20.375cm" svg:y2="9cm" draw:start-shape="id10" draw:start-glue-point="2" draw:end-shape="id5" draw:end-glue-point="2" svg:d="m43750 15500v500h-23375v-7000">
          <text:p/>
        </draw:connector>
        <draw:connector draw:style-name="gr4" draw:text-style-name="P4" draw:layer="layout" svg:x1="43.75cm" svg:y1="15.5cm" svg:x2="14.75cm" svg:y2="9cm" draw:start-shape="id10" draw:start-glue-point="2" draw:end-shape="id6" draw:end-glue-point="2" svg:d="m43750 15500v500h-29000v-7000">
          <text:p/>
        </draw:connector>
        <draw:connector draw:style-name="gr4" draw:text-style-name="P4" draw:layer="layout" svg:x1="43.75cm" svg:y1="15.5cm" svg:x2="9.125cm" svg:y2="9cm" draw:start-shape="id10" draw:start-glue-point="2" draw:end-shape="id4" draw:end-glue-point="2" svg:d="m43750 15500v500h-34625v-7000">
          <text:p/>
        </draw:connector>
        <draw:connector draw:style-name="gr4" draw:text-style-name="P4" draw:layer="layout" svg:x1="43.75cm" svg:y1="15.5cm" svg:x2="6.25cm" svg:y2="17.25cm" draw:start-shape="id9" draw:start-glue-point="2" draw:end-shape="id1" draw:end-glue-point="1" svg:d="m43750 15500v1750h-37500">
          <text:p/>
        </draw:connector>
        <draw:rect draw:style-name="gr2" draw:text-style-name="P3" draw:layer="layout" svg:width="4.25cm" svg:height="1cm" svg:x="1.5cm" svg:y="15.25cm">
          <text:p text:style-name="P1"><text:span text:style-name="T1">javax.mail</text:span></text:p>
        </draw:rect>
        <draw:rect draw:style-name="gr2" draw:text-style-name="P3" draw:layer="layout" svg:width="4.25cm" svg:height="1cm" svg:x="1.5cm" svg:y="27cm">
          <text:p text:style-name="P1"><text:span text:style-name="T1">com.lambdalogic.webpos</text:span></text:p>
        </draw:rect>
        <draw:g draw:id="id12">
          <draw:rect draw:style-name="gr1" draw:text-style-name="P2" draw:layer="layout" svg:width="6.25cm" svg:height="7cm" svg:x="47.25cm" svg:y="6.25cm">
            <text:p text:style-name="P1"><text:span text:style-name="T1">mi.badge</text:span></text:p>
          </draw:rect>
          <draw:rect draw:style-name="gr2" draw:text-style-name="P3" draw:layer="layout" svg:width="5.25cm" svg:height="1cm" svg:x="47.75cm" svg:y="7.5cm">
            <text:p text:style-name="P1"><text:span text:style-name="T1">mi.badge</text:span></text:p>
          </draw:rect>
          <draw:rect draw:style-name="gr2" draw:text-style-name="P3" draw:layer="layout" svg:width="5.25cm" svg:height="1cm" svg:x="47.75cm" svg:y="8.75cm">
            <text:p text:style-name="P1"><text:span text:style-name="T1">mi.badge.genericscanner</text:span></text:p>
          </draw:rect>
          <draw:rect draw:style-name="gr2" draw:text-style-name="P3" draw:layer="layout" svg:width="5.25cm" svg:height="1cm" svg:x="47.75cm" svg:y="10cm">
            <text:p text:style-name="P1"><text:span text:style-name="T1">mi.badge.ui</text:span></text:p>
          </draw:rect>
        </draw:g>
        <draw:connector draw:style-name="gr3" draw:text-style-name="P4" draw:layer="layout" svg:x1="20.375cm" svg:y1="3.75cm" svg:x2="50.375cm" svg:y2="6.25cm" draw:start-shape="id11" draw:start-glue-point="2" draw:end-shape="id12" svg:d="m20375 3750v1250h30000v1250">
          <text:p/>
        </draw:connector>
        <draw:g draw:id="id13">
          <draw:rect draw:style-name="gr1" draw:text-style-name="P2" draw:layer="layout" svg:width="5.25cm" svg:height="4.25cm" svg:x="29.25cm" svg:y="6.25cm">
            <text:p text:style-name="P1"><text:span text:style-name="T1">mi.profile</text:span></text:p>
          </draw:rect>
          <draw:rect draw:style-name="gr2" draw:text-style-name="P3" draw:layer="layout" svg:width="4.25cm" svg:height="1cm" svg:x="29.75cm" svg:y="7.75cm">
            <text:p text:style-name="P1"><text:span text:style-name="T1">mi.profile.model</text:span></text:p>
          </draw:rect>
          <draw:rect draw:style-name="gr2" draw:text-style-name="P3" draw:layer="layout" svg:width="4.25cm" svg:height="1cm" svg:x="29.75cm" svg:y="9cm">
            <text:p text:style-name="P1"><text:span text:style-name="T1">mi.profile.ui</text:span></text:p>
          </draw:rect>
        </draw:g>
        <draw:connector draw:style-name="gr3" draw:text-style-name="P4" draw:layer="layout" svg:x1="20.375cm" svg:y1="3.75cm" svg:x2="31.875cm" svg:y2="6.25cm" draw:start-shape="id11" draw:start-glue-point="2" draw:end-shape="id13" draw:end-glue-point="0" svg:d="m20375 3750v1250h11500v1250">
          <text:p/>
        </draw:connector>
        <draw:g>
          <draw:rect draw:style-name="gr1" draw:text-style-name="P2" draw:layer="layout" svg:width="6.25cm" svg:height="2.75cm" svg:x="28.25cm" svg:y="21.25cm">
            <text:p text:style-name="P1"><text:span text:style-name="T1">mi.reportByBadgePrinter</text:span></text:p>
          </draw:rect>
          <draw:rect draw:style-name="gr2" draw:text-style-name="P3" draw:layer="layout" svg:width="5.25cm" svg:height="1cm" svg:x="28.75cm" svg:y="22.5cm">
            <text:p text:style-name="P1"><text:span text:style-name="T1">mi.reportByBadgePrinter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Sacha Warning Warning</meta:initial-creator>
    <meta:creation-date>2008-03-28T11:30:49</meta:creation-date>
    <dc:creator>Sacha Warning</dc:creator>
    <dc:date>2009-01-05T13:19:16.26</dc:date>
    <dc:language>de-DE</dc:language>
    <meta:editing-cycles>15</meta:editing-cycles>
    <meta:editing-duration>PT05H19M13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